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man Old Style" svg:font-family="'Bookman Old Style', serif"/>
    <style:font-face style:name="Symbol" svg:font-family="Symbol"/>
    <style:font-face style:name="bookman old style" svg:font-family="'bookman old style', serif"/>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07%"/>
    </style:style>
    <style:style style:name="P2" style:family="paragraph" style:parent-style-name="Text_20_body">
      <style:paragraph-properties fo:margin-top="0cm" fo:margin-bottom="0cm" loext:contextual-spacing="false" fo:line-height="107%"/>
      <style:text-properties fo:color="#000000"/>
    </style:style>
    <style:style style:name="P3" style:family="paragraph" style:parent-style-name="Text_20_body">
      <style:paragraph-properties fo:margin-left="0cm" fo:margin-right="0cm" fo:margin-top="0cm" fo:margin-bottom="0cm" loext:contextual-spacing="false" fo:text-indent="0cm" style:auto-text-indent="false"/>
      <style:text-properties fo:color="#000000"/>
    </style:style>
    <style:style style:name="P4" style:family="paragraph" style:parent-style-name="Standard">
      <style:paragraph-properties fo:text-align="justify" style:justify-single-word="false"/>
    </style:style>
    <style:style style:name="P5" style:family="paragraph" style:parent-style-name="Standard">
      <style:paragraph-properties fo:line-height="107%" fo:text-align="justify" style:justify-single-word="false"/>
    </style:style>
    <style:style style:name="P6" style:family="paragraph" style:parent-style-name="Standard">
      <style:paragraph-properties fo:line-height="107%" fo:text-align="justify" style:justify-single-word="false"/>
      <style:text-properties fo:color="#000000" style:font-name="calibri" fo:font-size="11pt"/>
    </style:style>
    <style:style style:name="P7" style:family="paragraph" style:parent-style-name="Standard">
      <style:paragraph-properties fo:margin-top="0cm" fo:margin-bottom="0cm" loext:contextual-spacing="false" fo:line-height="107%"/>
    </style:style>
    <style:style style:name="P8" style:family="paragraph" style:parent-style-name="Text_20_body" style:list-style-name="L1">
      <style:paragraph-properties fo:line-height="107%" fo:text-align="start" style:justify-single-word="false"/>
      <style:text-properties fo:color="#000000" style:font-name="Bookman Old Style" fo:font-size="11pt"/>
    </style:style>
    <style:style style:name="P9" style:family="paragraph" style:parent-style-name="Text_20_body">
      <style:paragraph-properties fo:margin-top="0cm" fo:margin-bottom="0cm" loext:contextual-spacing="false" fo:line-height="107%"/>
    </style:style>
    <style:style style:name="P10" style:family="paragraph" style:parent-style-name="Text_20_body" style:list-style-name="L1">
      <style:paragraph-properties fo:margin-top="0cm" fo:margin-bottom="0cm" loext:contextual-spacing="false" fo:line-height="107%" fo:text-align="start" style:justify-single-word="false"/>
    </style:style>
    <style:style style:name="P11" style:family="paragraph" style:parent-style-name="Text_20_body" style:list-style-name="L1">
      <style:paragraph-properties fo:margin-top="0cm" fo:margin-bottom="0cm" loext:contextual-spacing="false" fo:line-height="107%" fo:text-align="justify" style:justify-single-word="false"/>
    </style:style>
    <style:style style:name="P12" style:family="paragraph" style:parent-style-name="Text_20_body" style:list-style-name="L1">
      <style:paragraph-properties fo:margin-top="0cm" fo:margin-bottom="0cm" loext:contextual-spacing="false" fo:line-height="107%" fo:text-align="justify" style:justify-single-word="false"/>
      <style:text-properties fo:color="#000000" style:font-name="Bookman Old Style" fo:font-size="12pt"/>
    </style:style>
    <style:style style:name="P13" style:family="paragraph" style:parent-style-name="Text_20_body" style:list-style-name="L1">
      <style:paragraph-properties fo:margin-top="0cm" fo:margin-bottom="0cm" loext:contextual-spacing="false" fo:line-height="107%" fo:text-align="justify" style:justify-single-word="false"/>
      <style:text-properties fo:color="#000000"/>
    </style:style>
    <style:style style:name="P14" style:family="paragraph" style:parent-style-name="Text_20_body" style:list-style-name="L1">
      <style:paragraph-properties fo:margin-left="1.058cm" fo:margin-right="0cm" fo:margin-top="0cm" fo:margin-bottom="0cm" loext:contextual-spacing="false" fo:line-height="107%" fo:text-align="justify" style:justify-single-word="false" fo:text-indent="0cm" style:auto-text-indent="false"/>
      <style:text-properties fo:color="#000000" style:font-name="Bookman Old Style" fo:font-size="12pt"/>
    </style:style>
    <style:style style:name="T1" style:family="text">
      <style:text-properties fo:color="#000000"/>
    </style:style>
    <style:style style:name="T2" style:family="text">
      <style:text-properties fo:color="#000000" style:font-name="Bookman Old Style" fo:font-size="12pt"/>
    </style:style>
    <style:style style:name="T3" style:family="text">
      <style:text-properties fo:color="#000000" style:font-name="Bookman Old Style" fo:font-size="12pt" fo:font-weight="bold"/>
    </style:style>
    <style:style style:name="T4" style:family="text">
      <style:text-properties fo:color="#000000" style:font-name="Symbol" fo:font-size="12pt"/>
    </style:style>
    <style:style style:name="T5" style:family="text">
      <style:text-properties fo:color="#000000" style:text-position="33% 80%" style:font-name="Bookman Old Style" fo:font-size="12pt"/>
    </style:style>
    <style:style style:name="T6" style:family="text">
      <style:text-properties fo:color="#000000" style:font-name="calibri" fo:font-size="11pt"/>
    </style:style>
    <style:style style:name="T7" style:family="text">
      <style:text-properties style:font-name="Bookman Old Style"/>
    </style:style>
    <style:style style:name="T8" style:family="text">
      <style:text-properties style:font-name="Bookman Old Style" fo:font-size="12pt"/>
    </style:style>
    <style:style style:name="T9" style:family="text">
      <style:text-properties style:font-name="Bookman Old Style" fo:font-size="12pt" fo:font-weight="bold"/>
    </style:style>
    <style:style style:name="T10" style:family="text">
      <style:text-properties fo:font-variant="normal" fo:text-transform="none"/>
    </style:style>
    <style:style style:name="T11" style:family="text">
      <style:text-properties fo:font-weight="bold"/>
    </style:style>
    <style:style style:name="T12" style:family="text">
      <style:text-properties fo:font-style="italic" fo:font-weight="bold"/>
    </style:style>
    <style:style style:name="T13" style:family="text">
      <style:text-properties style:font-name="bookman old style" fo:font-size="12pt"/>
    </style:style>
    <style:style style:name="T14" style:family="text">
      <style:text-properties style:font-name="bookman old style" fo:font-size="12pt" fo:font-style="itali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27929047028455987" text:style-name="L1">
        <text:list-item>
          <text:p text:style-name="P10"><text:span text:style-name="T2">Write a JAVA application program using command line arguments to find largest of three numbers.</text:span> </text:p>
        </text:list-item>
        <text:list-item>
          <text:p text:style-name="P12">Write a menu driven Java application program to</text:p>
          <text:p text:style-name="P11"/>
          <text:p text:style-name="P14">1.<text:span text:style-name="T10">   </text:span>Find product of two matrices.</text:p>
          <text:p text:style-name="P10"><text:span text:style-name="T1">   </text:span><text:span text:style-name="T2">2.Check symmetric or not.</text:span> </text:p>
        </text:list-item>
        <text:list-item>
          <text:p text:style-name="P12">Define a class named Room as described below:</text:p>
          <text:p text:style-name="P12">Data Members: 1) length</text:p>
          <text:p text:style-name="P13">                         <text:span text:style-name="T8">2) width</text:span></text:p>
          <text:p text:style-name="P13">                         <text:span text:style-name="T8">3) height</text:span></text:p>
          <text:p text:style-name="P12">Methods:           1) constructor</text:p>
          <text:p text:style-name="P13">                         <text:span text:style-name="T8">2) whitewashingArea() to compute the area        </text:span></text:p>
          <text:p text:style-name="P13">                             <text:span text:style-name="T8">to be whitewashed.</text:span></text:p>
          <text:p text:style-name="P13">                         <text:span text:style-name="T8">3) whitewashingCost() to compute the cost </text:span></text:p>
          <text:p text:style-name="P13">                              <text:span text:style-name="T8">of whitewashing at the rate of Rs. 15/- sq.ft.</text:span></text:p>
          <text:p text:style-name="P13">                         <text:span text:style-name="T8">4) flooringCost() to compute the cost of </text:span></text:p>
          <text:p text:style-name="P13">                           <text:span text:style-name="T8">flooring at the rate of Rs. 100/- sq.ft for </text:span></text:p>
          <text:p text:style-name="P13">                            <text:span text:style-name="T8">mosaic flooring and at the rate of Rs. 55/- </text:span></text:p>
          <text:p text:style-name="P13">                            <text:span text:style-name="T8">sq.ft for cement flooring.</text:span></text:p>
          <text:p text:style-name="P10"><text:span text:style-name="T2">Test this class by creating an object and computing the whitewashing cost and flooring cost. </text:span> </text:p>
        </text:list-item>
        <text:list-item>
          <text:p text:style-name="P10"><text:span text:style-name="T2">Implementation of Stack class. </text:span> </text:p>
        </text:list-item>
        <text:list-item>
          <text:p text:style-name="P12">Assume that a bank maintains two kinds of accounts for customers, one called as savings account and the other as current account. The savings account provides compound interest and withdrawal facilities but no cheque book facility. The current account provides cheque facility but no interest. Current account holders should also maintain a minimum balance and if the balance falls below this level, a service charge is imposed.</text:p>
          <text:p text:style-name="P12">Create a class <text:span text:style-name="T11">Account</text:span>that stores customer name, account number and type odf account. From this derive the classes<text:span text:style-name="T11">Cur_Acct</text:span>and<text:span text:style-name="T11">Sav_Acct</text:span>to make them more achieve the following tasks:</text:p>
          <text:p text:style-name="P12">1.<text:span text:style-name="T10">   </text:span>Accept deposit from a customer and update the balance.</text:p>
          <text:p text:style-name="P12">2.<text:span text:style-name="T10">   </text:span>Display the balance.</text:p>
          <text:p text:style-name="P12">3.<text:span text:style-name="T10">   </text:span>Compute the deposit interest.</text:p>
          <text:p text:style-name="P12">4.<text:span text:style-name="T10">   </text:span>Permit withdrawal and update the balance.</text:p>
          <text:p text:style-name="P12">5.<text:span text:style-name="T10">   </text:span>Check for the minimum balance, impose penalty, necessary and update the balance.</text:p>
          <text:p text:style-name="P10"><text:span text:style-name="T2">Do not use constructors. Use methods to initialize. </text:span> </text:p>
        </text:list-item>
        <text:list-item>
          <text:p text:style-name="P12">Create a base class called <text:span text:style-name="T12">Shape</text:span>.  Use this class to store two double type values that could be used to compute the area of figures.  Derive three specific classes called <text:span text:style-name="T12">Triangle</text:span>, <text:span text:style-name="T12">Rectangle and Circle</text:span> from the base <text:span text:style-name="T12">Shape</text:span>.  Add to the base class, a member function <text:span text:style-name="T11">get_data()</text:span> to initialize base class data members and another member function <text:span text:style-name="T11">display_area()</text:span> to compute and display the area of figures.  </text:p>
          <text:p text:style-name="P8">Using these four classes, design a program that will accept dimensions of a triangle or a rectangle or a circle interactively, and display the area.  The two <text:soft-page-break/>values given as input will be treated as lengths of two sides in the case of rectangles, and base  </text:p>
        </text:list-item>
      </text:list>
      <text:p text:style-name="P3">       <text:span text:style-name="T7">and height in the case of triangles.  For a circle we need only one value as  </text:span></text:p>
      <text:p text:style-name="P3">       <text:span text:style-name="T7">input, that is its radius, but the get_data() function in the base class requires </text:span></text:p>
      <text:p text:style-name="P3">       <text:span text:style-name="T7">two values to be passed.  Make necessary arrangement to handle this and  </text:span></text:p>
      <text:p text:style-name="P3">       <text:span text:style-name="T7">use  the following formulae to calculate the area of the figures:</text:span></text:p>
      <text:p text:style-name="P2">     <text:span text:style-name="T8">Area of rectangle = x*y</text:span></text:p>
      <text:p text:style-name="P2">     <text:span text:style-name="T8">Area of triangle   = ½ </text:span><text:span text:style-name="T9">* x*y</text:span></text:p>
      <text:p text:style-name="P1"><text:span text:style-name="T1">          </text:span><text:span text:style-name="T2">Area of circle      </text:span><text:span text:style-name="T3">= </text:span><text:span text:style-name="T2">½*</text:span><text:span text:style-name="T4">p</text:span><text:span text:style-name="T2">*r</text:span><text:span text:style-name="T5">2</text:span><text:line-break/><text:span text:style-name="T5">7.  Write a menu driven program to implement any eight string operations using String class.</text:span><text:line-break/><text:span text:style-name="T5">8.  Write a menu driven program to implement any five string operations using StringBuffer class. </text:span><text:line-break/><text:span text:style-name="T5">9. Create an abstract class called Figure which contains three data members length, breadth and height.Include an abstract method to find the area. Figure class also contains concrete methods to read the data member and to display them. Derive two classes Rectangle and Triangle from Figure   </text:span></text:p>
      <text:p text:style-name="P7"><text:span text:style-name="T5"/></text:p>
      <text:p text:style-name="P5">10. <text:span text:style-name="T13">Create a class called Figure which contains three data members(length, breadth and height).Include methods read() to read data members, display() to display data members and area() to print a general message. Derive two </text:span><text:span text:style-name="T14">classes</text:span><text:span text:style-name="T13"> Rectangle and Triangle from Figure. Implement Dynamic method Dispatch to find the area of rectangle and triangle.</text:span> </text:p>
      <text:p text:style-name="P4"/>
      <text:p text:style-name="P5"><text:span text:style-name="T13">11. Create a class Student that stores rollno  and name with member functions  getData() and putData().  From this derive a class Test with data members mark1 and mark2 and member functions getMarks() and putMarks().  Create an interface Sports that stores sport’s mark in data member sportsMark.  From Test and Sports classes derive the class Result that stores total mark in data member total.  Write a program to test the class</text:span><text:span text:style-name="T6">.</text:span></text:p>
      <text:p text:style-name="P4"/>
      <text:p text:style-name="P6">12.<text:span text:style-name="T13">Create a package called pack which contains a class Prime with a member function checkPrime() to check whether a number is prime or not. Create another package called mypack which contains a class called Matrix and include the following member functions. To read a matrix, to display the matrix, to find the sum of diagonal elements of the matrix and check whether the sum is prime or not by accessing the method checkPrime() From Prime class.</text:span> </text:p>
      <text:p text:style-name="P4"/>
      <text:p text:style-name="P6">13.<text:span text:style-name="T13">Write a java program which will race an exception called NoArgumentException when you run your program with no command line arguments. If there is any command line arguments display them.</text:span> </text:p>
      <text:p text:style-name="P1"><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okman Old Style" svg:font-family="'Bookman Old Style', serif"/>
    <style:font-face style:name="Symbol" svg:font-family="Symbol"/>
    <style:font-face style:name="bookman old style" svg:font-family="'bookman old style', serif"/>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12:39:10.410508951</meta:creation-date>
    <dc:date>2019-09-27T09:49:04.858863459</dc:date>
    <meta:editing-duration>PT50S</meta:editing-duration>
    <meta:editing-cycles>2</meta:editing-cycles>
    <meta:generator>LibreOffice/5.1.6.2$Linux_x86 LibreOffice_project/10m0$Build-2</meta:generator>
    <meta:document-statistic meta:table-count="0" meta:image-count="0" meta:object-count="0" meta:page-count="2" meta:paragraph-count="40" meta:word-count="756" meta:character-count="4933" meta:non-whitespace-character-count="3826"/>
  </office:meta>
</office:document-meta>
</file>